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yleEnhancer/dialog-lb.xml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text/xml" manifest:full-path="Basic/StyleEnhancer/styleenhancer.xml"/>
  <manifest:file-entry manifest:media-type="text/xml" manifest:full-path="Basic/StyleEnhancer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animaux sont contents.</text:p>
      <text:p text:style-name="Standard">Ils vivent dans un beau Zo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ramondNo8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GaramondNo8" fo:font-size="12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lfio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lfio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fios" style:font-name-complex="Lucida Sans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5:28:24</meta:creation-date>
    <meta:generator>OpenOffice.org/3.4.1$Unix OpenOffice.org_project/341m1$Build-9593</meta:generator>
    <dc:date>2013-02-16T16:42:53</dc:date>
    <meta:editing-duration>PT33M56S</meta:editing-duration>
    <meta:editing-cycles>17</meta:editing-cycles>
    <meta:document-statistic meta:table-count="0" meta:image-count="0" meta:object-count="0" meta:page-count="1" meta:paragraph-count="2" meta:word-count="10" meta:character-count="5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tyleEnhancer/script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>
  <library:element library:name="styleenhancer"/>
</library:library>
</file>

<file path=Basic/StyleEnhancer/styleenhancer.xml><?xml version="1.0" encoding="utf-8"?>
<!DOCTYPE module  PUBLIC '-//OpenOffice.org//DTD OfficeDocument 1.0//EN'  'module.dtd'>
<script:module xmlns:script="http://openoffice.org/2000/script" script:name="styleenhancer" script:language="StarBasic">
' Everything gets thrown into this module for now. Appropriate separation
' will comme later.

' 2-space indents are used because some statements can get quite long.

Option Explicit

sub UpdateDocumentLayout()

  dim theCurrentDocument as Object

  theCurrentDocument = ThisComponent

  theCurrentDocument.reFormat

end sub

sub applyCharacterStyletoNextWord()

  ' Variable declarations
  dim theCurrentDocument As Object, currentDocText As Object
  dim styleCursor As Object

  ' Variable assignments
  theCurrentDocument = ThisComponent
  currentDocText = theCurrentDocument.Text

  ' Task
  styleCursor = currentDocText.createTextCursor
  styleCursor.gotoNextParagraph(false)
  styleCursor.gotoNextWord(false)
  styleCursor.gotoEndOfWord(true)
  styleCursor.CharStyleName = "Emphasis"

end sub

function getFirstStringWithGivenFormatting()

' Someday, I shall write this function and other subroutines will use
' this function’s results.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StyleEnhancer/dialog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